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ique">
        <table:table-row>
          <table:table-cell table:style-name="pd1" office:value-type="string" office:value="Date">
            <text:p>Date</text:p>
          </table:table-cell>
          <table:table-cell table:style-name="pd1" office:value-type="string" office:value="Recette">
            <text:p>Recette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3">
            <text:p>2020-12-13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0-12-14">
            <text:p>2020-12-14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0-12-15">
            <text:p>2020-12-15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16">
            <text:p>2020-12-16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Poelee butternut prot soja">
            <text:p>Poelee butternut prot soja</text:p>
          </table:table-cell>
        </table:table-row>
        <table:table-row>
          <table:table-cell office:value-type="string" office:value="2020-12-17">
            <text:p>2020-12-17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0-12-18">
            <text:p>2020-12-1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Tagliatelles veau champi">
            <text:p>Tagliatelles veau champi</text:p>
          </table:table-cell>
        </table:table-row>
        <table:table-row>
          <table:table-cell office:value-type="string" office:value="2020-12-19">
            <text:p>2020-12-19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0">
            <text:p>2020-12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1">
            <text:p>2020-12-21</text:p>
          </table:table-cell>
          <table:table-cell office:value-type="string" office:value="Crumble butternut noisette mimolette">
            <text:p>Crumble butternut noisette mimolette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Poisson epinards riz">
            <text:p>Poisson epinards riz</text:p>
          </table:table-cell>
        </table:table-row>
        <table:table-row>
          <table:table-cell office:value-type="string" office:value="2020-12-22">
            <text:p>2020-12-2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0-12-23">
            <text:p>2020-12-2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Lasagnes epinards ricotta">
            <text:p>Lasagnes epinards ricotta</text:p>
          </table:table-cell>
        </table:table-row>
        <table:table-row>
          <table:table-cell office:value-type="string" office:value="2020-12-24">
            <text:p>2020-12-24</text:p>
          </table:table-cell>
          <table:table-cell office:value-type="string" office:value="Petoncle">
            <text:p>Petoncle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0-12-25">
            <text:p>2020-12-25</text:p>
          </table:table-cell>
          <table:table-cell office:value-type="string" office:value="Puree saucisse">
            <text:p>Puree saucisse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6">
            <text:p>2020-12-26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7">
            <text:p>2020-12-27</text:p>
          </table:table-cell>
          <table:table-cell office:value-type="string" office:value="Choux de bruxelles graines">
            <text:p>Choux de bruxelles graines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Pates epinards creme champi">
            <text:p>Pates epinards creme champi</text:p>
          </table:table-cell>
        </table:table-row>
        <table:table-row>
          <table:table-cell office:value-type="string" office:value="2020-12-28">
            <text:p>2020-12-28</text:p>
          </table:table-cell>
          <table:table-cell office:value-type="string" office:value="Champi farci">
            <text:p>Champi farci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0-12-29">
            <text:p>2020-12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Tourte a la viande">
            <text:p>Tourte a la viande</text:p>
          </table:table-cell>
        </table:table-row>
        <table:table-row>
          <table:table-cell office:value-type="string" office:value="2020-12-30">
            <text:p>2020-12-30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Fondue">
            <text:p>Fondue</text:p>
          </table:table-cell>
        </table:table-row>
        <table:table-row>
          <table:table-cell office:value-type="string" office:value="2020-12-31">
            <text:p>2020-12-31</text:p>
          </table:table-cell>
          <table:table-cell office:value-type="string" office:value="Apero ++">
            <text:p>Apero ++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Poisson puree">
            <text:p>Poisson puree</text:p>
          </table:table-cell>
        </table:table-row>
        <table:table-row>
          <table:table-cell office:value-type="string" office:value="2021-01-01">
            <text:p>2021-01-01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2">
            <text:p>2021-01-02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3">
            <text:p>2021-01-03</text:p>
          </table:table-cell>
          <table:table-cell office:value-type="string" office:value="Plancha">
            <text:p>Planch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Pates carbonara">
            <text:p>Pates carbonara</text:p>
          </table:table-cell>
        </table:table-row>
        <table:table-row>
          <table:table-cell office:value-type="string" office:value="2021-01-04">
            <text:p>2021-01-0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5">
            <text:p>2021-01-05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6">
            <text:p>2021-01-06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Chou rouge boudin">
            <text:p>Chou rouge boudin</text:p>
          </table:table-cell>
        </table:table-row>
        <table:table-row>
          <table:table-cell office:value-type="string" office:value="2021-01-07">
            <text:p>2021-01-07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1-08">
            <text:p>2021-01-0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09">
            <text:p>2021-01-09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0">
            <text:p>2021-01-10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1">
            <text:p>2021-01-1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1-12">
            <text:p>2021-01-12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1-13">
            <text:p>2021-01-13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14">
            <text:p>2021-01-14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1-15">
            <text:p>2021-01-15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6">
            <text:p>2021-01-1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1-17">
            <text:p>2021-01-17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18">
            <text:p>2021-01-1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1-19">
            <text:p>2021-01-19</text:p>
          </table:table-cell>
          <table:table-cell office:value-type="string" office:value="Risotto épinards champi">
            <text:p>Risotto épinards champi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Pétoncles">
            <text:p>Pétoncles</text:p>
          </table:table-cell>
        </table:table-row>
        <table:table-row>
          <table:table-cell office:value-type="string" office:value="2021-01-20">
            <text:p>2021-01-20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1-21">
            <text:p>2021-01-2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2">
            <text:p>2021-01-2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3">
            <text:p>2021-01-23</text:p>
          </table:table-cell>
          <table:table-cell office:value-type="string" office:value="Flan de courge">
            <text:p>Flan de courg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4">
            <text:p>2021-01-24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1-25">
            <text:p>2021-01-25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1-26">
            <text:p>2021-01-26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1-27">
            <text:p>2021-01-27</text:p>
          </table:table-cell>
          <table:table-cell office:value-type="string" office:value="Salade chou rouge pomme canneberge">
            <text:p>Salade chou rouge pomme canneberge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1-28">
            <text:p>2021-01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1-29">
            <text:p>2021-01-2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1-30">
            <text:p>2021-01-30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1-31">
            <text:p>2021-01-3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01">
            <text:p>2021-02-01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02">
            <text:p>2021-02-0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Lasagnes épinards ricotta">
            <text:p>Lasagnes épinards ricotta</text:p>
          </table:table-cell>
        </table:table-row>
        <table:table-row>
          <table:table-cell office:value-type="string" office:value="2021-02-03">
            <text:p>2021-02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2-04">
            <text:p>2021-02-04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5">
            <text:p>2021-02-05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06">
            <text:p>2021-02-06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2-07">
            <text:p>2021-02-07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08">
            <text:p>2021-02-08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Wok nouilles">
            <text:p>Wok nouilles</text:p>
          </table:table-cell>
        </table:table-row>
        <table:table-row>
          <table:table-cell office:value-type="string" office:value="2021-02-09">
            <text:p>2021-02-09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2-10">
            <text:p>2021-02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2-11">
            <text:p>2021-02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2-12">
            <text:p>2021-02-12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3">
            <text:p>2021-02-13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4">
            <text:p>2021-02-14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5">
            <text:p>2021-02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2-16">
            <text:p>2021-02-16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Tajine vegan">
            <text:p>Tajine vegan</text:p>
          </table:table-cell>
        </table:table-row>
        <table:table-row>
          <table:table-cell office:value-type="string" office:value="2021-02-17">
            <text:p>2021-02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2-18">
            <text:p>2021-02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19">
            <text:p>2021-02-19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2-20">
            <text:p>2021-02-20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2-21">
            <text:p>2021-02-21</text:p>
          </table:table-cell>
          <table:table-cell office:value-type="string" office:value="Soufflé au fromage">
            <text:p>Soufflé au fromag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2-22">
            <text:p>2021-02-2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Tarte coco petits pois">
            <text:p>Tarte coco petits pois</text:p>
          </table:table-cell>
        </table:table-row>
        <table:table-row>
          <table:table-cell office:value-type="string" office:value="2021-02-23">
            <text:p>2021-02-23</text:p>
          </table:table-cell>
          <table:table-cell office:value-type="string" office:value="Salade endives betteraves">
            <text:p>Salade endives betteraves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2-24">
            <text:p>2021-02-24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2-25">
            <text:p>2021-02-25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2-26">
            <text:p>2021-02-26</text:p>
          </table:table-cell>
          <table:table-cell office:value-type="string" office:value="Apéro ++">
            <text:p>Apéro ++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2-27">
            <text:p>2021-02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2-28">
            <text:p>2021-02-2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3-01">
            <text:p>2021-03-01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3-02">
            <text:p>2021-03-02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3">
            <text:p>2021-03-03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3-04">
            <text:p>2021-03-04</text:p>
          </table:table-cell>
          <table:table-cell office:value-type="string" office:value="Tatin d’endives">
            <text:p>Tatin d’endives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Gratin de chou-fleur">
            <text:p>Gratin de chou-fleur</text:p>
          </table:table-cell>
        </table:table-row>
        <table:table-row>
          <table:table-cell office:value-type="string" office:value="2021-03-05">
            <text:p>2021-03-05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3-08">
            <text:p>2021-03-08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3-09">
            <text:p>2021-03-09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Paupiettes de veau">
            <text:p>Paupiettes de veau</text:p>
          </table:table-cell>
        </table:table-row>
        <table:table-row>
          <table:table-cell office:value-type="string" office:value="2021-03-10">
            <text:p>2021-03-10</text:p>
          </table:table-cell>
          <table:table-cell office:value-type="string" office:value="Raclette">
            <text:p>Raclette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Magret de canard">
            <text:p>Magret de canard</text:p>
          </table:table-cell>
        </table:table-row>
        <table:table-row>
          <table:table-cell office:value-type="string" office:value="2021-03-11">
            <text:p>2021-03-11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3-12">
            <text:p>2021-03-1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Choucroute">
            <text:p>Choucroute</text:p>
          </table:table-cell>
        </table:table-row>
        <table:table-row>
          <table:table-cell office:value-type="string" office:value="2021-03-13">
            <text:p>2021-03-13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Carbonade flamande">
            <text:p>Carbonade flamande</text:p>
          </table:table-cell>
        </table:table-row>
        <table:table-row>
          <table:table-cell office:value-type="string" office:value="2021-03-14">
            <text:p>2021-03-14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Lapin a la moutarde">
            <text:p>Lapin a la moutarde</text:p>
          </table:table-cell>
        </table:table-row>
        <table:table-row>
          <table:table-cell office:value-type="string" office:value="2021-03-15">
            <text:p>2021-03-15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3-16">
            <text:p>2021-03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Boudin antillais">
            <text:p>Boudin antillais</text:p>
          </table:table-cell>
        </table:table-row>
        <table:table-row>
          <table:table-cell office:value-type="string" office:value="2021-03-22">
            <text:p>2021-03-22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Tourte à la viande">
            <text:p>Tourte à la viande</text:p>
          </table:table-cell>
        </table:table-row>
        <table:table-row>
          <table:table-cell office:value-type="string" office:value="2021-03-23">
            <text:p>2021-03-23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Veau citron">
            <text:p>Veau citron</text:p>
          </table:table-cell>
        </table:table-row>
        <table:table-row>
          <table:table-cell office:value-type="string" office:value="2021-03-24">
            <text:p>2021-03-24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3-25">
            <text:p>2021-03-25</text:p>
          </table:table-cell>
          <table:table-cell office:value-type="string" office:value="Tartiflette">
            <text:p>Tartiflette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3-26">
            <text:p>2021-03-26</text:p>
          </table:table-cell>
          <table:table-cell office:value-type="string" office:value="Poelée butternut prot soja">
            <text:p>Poelée butternut prot soja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3-27">
            <text:p>2021-03-27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Tarte butternut gorgonzola">
            <text:p>Tarte butternut gorgonzola</text:p>
          </table:table-cell>
        </table:table-row>
        <table:table-row>
          <table:table-cell office:value-type="string" office:value="2021-03-28">
            <text:p>2021-03-2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4-17">
            <text:p>2021-04-17</text:p>
          </table:table-cell>
          <table:table-cell office:value-type="string" office:value="Roules au fromage">
            <text:p>Roules au fromag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18">
            <text:p>2021-04-18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19">
            <text:p>2021-04-1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4-20">
            <text:p>2021-04-20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4-21">
            <text:p>2021-04-21</text:p>
          </table:table-cell>
          <table:table-cell office:value-type="string" office:value="Soupe courge coco curcuma">
            <text:p>Soupe courge coco curcuma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2">
            <text:p>2021-04-22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4-23">
            <text:p>2021-04-23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Pique-nique">
            <text:p>Pique-nique</text:p>
          </table:table-cell>
        </table:table-row>
        <table:table-row>
          <table:table-cell office:value-type="string" office:value="2021-04-24">
            <text:p>2021-04-24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Brunch">
            <text:p>Brunch</text:p>
          </table:table-cell>
        </table:table-row>
        <table:table-row>
          <table:table-cell office:value-type="string" office:value="2021-04-25">
            <text:p>2021-04-25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4-26">
            <text:p>2021-04-26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7">
            <text:p>2021-04-27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4-28">
            <text:p>2021-04-2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4-29">
            <text:p>2021-04-29</text:p>
          </table:table-cell>
          <table:table-cell office:value-type="string" office:value="Aubergines roulées">
            <text:p>Aubergines roulée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Nuggets poulet haricots">
            <text:p>Nuggets poulet haricots</text:p>
          </table:table-cell>
        </table:table-row>
        <table:table-row>
          <table:table-cell office:value-type="string" office:value="2021-04-30">
            <text:p>2021-04-3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5-06">
            <text:p>2021-05-06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07">
            <text:p>2021-05-07</text:p>
          </table:table-cell>
          <table:table-cell office:value-type="string" office:value="Gaufres salées">
            <text:p>Gaufres salé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Tartare frites">
            <text:p>Tartare frites</text:p>
          </table:table-cell>
        </table:table-row>
        <table:table-row>
          <table:table-cell office:value-type="string" office:value="2021-05-08">
            <text:p>2021-05-08</text:p>
          </table:table-cell>
          <table:table-cell office:value-type="string" office:value="Soupe Céleri branche">
            <text:p>Soupe Céleri branche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Poisson épinards riz">
            <text:p>Poisson épinards riz</text:p>
          </table:table-cell>
        </table:table-row>
        <table:table-row>
          <table:table-cell office:value-type="string" office:value="2021-05-09">
            <text:p>2021-05-09</text:p>
          </table:table-cell>
          <table:table-cell office:value-type="string" office:value="Quiche brocoli chêvre">
            <text:p>Quiche brocoli chêvre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0">
            <text:p>2021-05-10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1">
            <text:p>2021-05-1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5-12">
            <text:p>2021-05-12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13">
            <text:p>2021-05-13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4">
            <text:p>2021-05-14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5-15">
            <text:p>2021-05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6">
            <text:p>2021-05-16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Parmentier canard">
            <text:p>Parmentier canard</text:p>
          </table:table-cell>
        </table:table-row>
        <table:table-row>
          <table:table-cell office:value-type="string" office:value="2021-05-17">
            <text:p>2021-05-17</text:p>
          </table:table-cell>
          <table:table-cell office:value-type="string" office:value="Soupe poireaux pois cassés">
            <text:p>Soupe poireaux pois cassé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isotto épinards champignons">
            <text:p>Risotto épinards champignons</text:p>
          </table:table-cell>
        </table:table-row>
        <table:table-row>
          <table:table-cell office:value-type="string" office:value="2021-05-18">
            <text:p>2021-05-18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19">
            <text:p>2021-05-19</text:p>
          </table:table-cell>
          <table:table-cell office:value-type="string" office:value="Pates jambon champignon">
            <text:p>Pates jambon champignon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5-20">
            <text:p>2021-05-20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1">
            <text:p>2021-05-21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Fruits de mer">
            <text:p>Fruits de mer</text:p>
          </table:table-cell>
        </table:table-row>
        <table:table-row>
          <table:table-cell office:value-type="string" office:value="2021-05-22">
            <text:p>2021-05-22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3">
            <text:p>2021-05-23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5-24">
            <text:p>2021-05-24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Lasagnes viande">
            <text:p>Lasagnes viande</text:p>
          </table:table-cell>
        </table:table-row>
        <table:table-row>
          <table:table-cell office:value-type="string" office:value="2021-05-25">
            <text:p>2021-05-25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5-26">
            <text:p>2021-05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Légumes rotis">
            <text:p>Légumes rotis</text:p>
          </table:table-cell>
        </table:table-row>
        <table:table-row>
          <table:table-cell office:value-type="string" office:value="2021-05-27">
            <text:p>2021-05-27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Tarte poireaux">
            <text:p>Tarte poireaux</text:p>
          </table:table-cell>
        </table:table-row>
        <table:table-row>
          <table:table-cell office:value-type="string" office:value="2021-05-28">
            <text:p>2021-05-28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29">
            <text:p>2021-05-29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5-30">
            <text:p>2021-05-30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5-31">
            <text:p>2021-05-31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Lasagnes aux blettes">
            <text:p>Lasagnes aux blettes</text:p>
          </table:table-cell>
        </table:table-row>
        <table:table-row>
          <table:table-cell office:value-type="string" office:value="2021-06-01">
            <text:p>2021-06-01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02">
            <text:p>2021-06-02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3">
            <text:p>2021-06-03</text:p>
          </table:table-cell>
          <table:table-cell office:value-type="string" office:value="Soupe de legumes">
            <text:p>Soupe de legume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Pates pois carrés">
            <text:p>Pates pois carrés</text:p>
          </table:table-cell>
        </table:table-row>
        <table:table-row>
          <table:table-cell office:value-type="string" office:value="2021-06-04">
            <text:p>2021-06-04</text:p>
          </table:table-cell>
          <table:table-cell office:value-type="string" office:value="Oeufs à la coque">
            <text:p>Oeufs à la coqu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05">
            <text:p>2021-06-05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06">
            <text:p>2021-06-06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7">
            <text:p>2021-06-07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08">
            <text:p>2021-06-08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09">
            <text:p>2021-06-09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0">
            <text:p>2021-06-10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Parmentier lentilles patates douces">
            <text:p>Parmentier lentilles patates douces</text:p>
          </table:table-cell>
        </table:table-row>
        <table:table-row>
          <table:table-cell office:value-type="string" office:value="2021-06-11">
            <text:p>2021-06-11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12">
            <text:p>2021-06-12</text:p>
          </table:table-cell>
          <table:table-cell office:value-type="string" office:value="Chorba">
            <text:p>Chor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13">
            <text:p>2021-06-13</text:p>
          </table:table-cell>
          <table:table-cell office:value-type="string" office:value="Galettes">
            <text:p>Galettes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4">
            <text:p>2021-06-14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Fondue de poireaux">
            <text:p>Fondue de poireaux</text:p>
          </table:table-cell>
        </table:table-row>
        <table:table-row>
          <table:table-cell office:value-type="string" office:value="2021-06-15">
            <text:p>2021-06-15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6-16">
            <text:p>2021-06-16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6-17">
            <text:p>2021-06-17</text:p>
          </table:table-cell>
          <table:table-cell office:value-type="string" office:value="Clafoutis marbré tomates tapenade">
            <text:p>Clafoutis marbré tomates tapenade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18">
            <text:p>2021-06-18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6-19">
            <text:p>2021-06-19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6-20">
            <text:p>2021-06-20</text:p>
          </table:table-cell>
          <table:table-cell office:value-type="string" office:value="Quiche aux poireaux">
            <text:p>Quiche aux poireaux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1">
            <text:p>2021-06-21</text:p>
          </table:table-cell>
          <table:table-cell office:value-type="string" office:value="Gaufres patates douces avocat">
            <text:p>Gaufres patates douces avocat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2">
            <text:p>2021-06-22</text:p>
          </table:table-cell>
          <table:table-cell office:value-type="string" office:value="Wrap crudités">
            <text:p>Wrap crudité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6-23">
            <text:p>2021-06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6-24">
            <text:p>2021-06-24</text:p>
          </table:table-cell>
          <table:table-cell office:value-type="string" office:value="Sandwich">
            <text:p>Sandwich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6-28">
            <text:p>2021-06-28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6-29">
            <text:p>2021-06-29</text:p>
          </table:table-cell>
          <table:table-cell office:value-type="string" office:value="Quiche champignon">
            <text:p>Quiche champignon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6-30">
            <text:p>2021-06-3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01">
            <text:p>2021-07-01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Purée saucisse">
            <text:p>Purée saucisse</text:p>
          </table:table-cell>
        </table:table-row>
        <table:table-row>
          <table:table-cell office:value-type="string" office:value="2021-07-02">
            <text:p>2021-07-02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7-10">
            <text:p>2021-07-10</text:p>
          </table:table-cell>
          <table:table-cell office:value-type="string" office:value="Tarte aux blettes">
            <text:p>Tarte aux blettes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Absent">
            <text:p>Absent</text:p>
          </table:table-cell>
        </table:table-row>
        <table:table-row>
          <table:table-cell office:value-type="string" office:value="2021-07-11">
            <text:p>2021-07-11</text:p>
          </table:table-cell>
          <table:table-cell office:value-type="string" office:value="Soupe de poisson">
            <text:p>Soupe de poisson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7-12">
            <text:p>2021-07-12</text:p>
          </table:table-cell>
          <table:table-cell office:value-type="string" office:value="Tomates Mozzarella">
            <text:p>Tomates Mozzarella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13">
            <text:p>2021-07-13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4">
            <text:p>2021-07-14</text:p>
          </table:table-cell>
          <table:table-cell office:value-type="string" office:value="Rosties">
            <text:p>Rosties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7-15">
            <text:p>2021-07-15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Chili con carne">
            <text:p>Chili con carne</text:p>
          </table:table-cell>
        </table:table-row>
        <table:table-row>
          <table:table-cell office:value-type="string" office:value="2021-07-16">
            <text:p>2021-07-16</text:p>
          </table:table-cell>
          <table:table-cell office:value-type="string" office:value="Omelette">
            <text:p>Omelette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Moules frites">
            <text:p>Moules frites</text:p>
          </table:table-cell>
        </table:table-row>
        <table:table-row>
          <table:table-cell office:value-type="string" office:value="2021-07-17">
            <text:p>2021-07-17</text:p>
          </table:table-cell>
          <table:table-cell office:value-type="string" office:value="Restes | Pates jambon champignon">
            <text:p>Restes | Pates jambon champignon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Fruits de mer | Risotto épinards champignons">
            <text:p>Fruits de mer | Risotto épinards champignons</text:p>
          </table:table-cell>
        </table:table-row>
        <table:table-row>
          <table:table-cell office:value-type="string" office:value="2021-07-18">
            <text:p>2021-07-18</text:p>
          </table:table-cell>
          <table:table-cell office:value-type="string" office:value="Muffins vegan">
            <text:p>Muffins vegan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7-19">
            <text:p>2021-07-19</text:p>
          </table:table-cell>
          <table:table-cell office:value-type="string" office:value="Tarte tofu carotte">
            <text:p>Tarte tofu carotte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7-20">
            <text:p>2021-07-20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Aubergines roulées | Risotto épinards champignons">
            <text:p>Aubergines roulées | Risotto épinards champignons</text:p>
          </table:table-cell>
        </table:table-row>
        <table:table-row>
          <table:table-cell office:value-type="string" office:value="2021-07-21">
            <text:p>2021-07-21</text:p>
          </table:table-cell>
          <table:table-cell office:value-type="string" office:value="Gnocchi haricots verts">
            <text:p>Gnocchi haricots verts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7-22">
            <text:p>2021-07-22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7-23">
            <text:p>2021-07-23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Quiche classique">
            <text:p>Quiche classique</text:p>
          </table:table-cell>
        </table:table-row>
        <table:table-row>
          <table:table-cell office:value-type="string" office:value="2021-08-08">
            <text:p>2021-08-08</text:p>
          </table:table-cell>
          <table:table-cell office:value-type="string" office:value="Salade de riz">
            <text:p>Salade de riz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Poisson fenouil purée pommes de terre">
            <text:p>Poisson fenouil purée pommes de terre</text:p>
          </table:table-cell>
        </table:table-row>
        <table:table-row>
          <table:table-cell office:value-type="string" office:value="2021-08-09">
            <text:p>2021-08-09</text:p>
          </table:table-cell>
          <table:table-cell office:value-type="string" office:value="Melon garni">
            <text:p>Melon garni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0">
            <text:p>2021-08-10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Crumble de légumes rotis">
            <text:p>Crumble de légumes rotis</text:p>
          </table:table-cell>
        </table:table-row>
        <table:table-row>
          <table:table-cell office:value-type="string" office:value="2021-08-11">
            <text:p>2021-08-11</text:p>
          </table:table-cell>
          <table:table-cell office:value-type="string" office:value="Pates au pesto">
            <text:p>Pates au pesto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Salade de légumineuses | Purée de patates douces">
            <text:p>Salade de légumineuses | Purée de patates douces</text:p>
          </table:table-cell>
        </table:table-row>
        <table:table-row>
          <table:table-cell office:value-type="string" office:value="2021-08-12">
            <text:p>2021-08-12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Tomates Mozzarella | Blanc de poulet">
            <text:p>Tomates Mozzarella | Blanc de poulet</text:p>
          </table:table-cell>
        </table:table-row>
        <table:table-row>
          <table:table-cell office:value-type="string" office:value="2021-08-13">
            <text:p>2021-08-13</text:p>
          </table:table-cell>
          <table:table-cell office:value-type="string" office:value="Oeufs à la coque | Crepes">
            <text:p>Oeufs à la coque | Crepes</text:p>
          </table:table-cell>
        </table:table-row>
        <table:table-row>
          <table:table-cell office:value-type="string" office:value="2021-08-14">
            <text:p>2021-08-14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14">
            <text:p>2021-08-14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8-15">
            <text:p>2021-08-15</text:p>
          </table:table-cell>
          <table:table-cell office:value-type="string" office:value="Escalope de veau">
            <text:p>Escalope de veau</text:p>
          </table:table-cell>
        </table:table-row>
        <table:table-row>
          <table:table-cell office:value-type="string" office:value="2021-08-15">
            <text:p>2021-08-15</text:p>
          </table:table-cell>
          <table:table-cell office:value-type="string" office:value="Crèpes forestières">
            <text:p>Crèpes forestières</text:p>
          </table:table-cell>
        </table:table-row>
        <table:table-row>
          <table:table-cell office:value-type="string" office:value="2021-08-16">
            <text:p>2021-08-1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16">
            <text:p>2021-08-16</text:p>
          </table:table-cell>
          <table:table-cell office:value-type="string" office:value="Gaspacho (Andalousie)">
            <text:p>Gaspacho (Andalousie)</text:p>
          </table:table-cell>
        </table:table-row>
        <table:table-row>
          <table:table-cell office:value-type="string" office:value="2021-08-17">
            <text:p>2021-08-17</text:p>
          </table:table-cell>
          <table:table-cell office:value-type="string" office:value="Poulet brique">
            <text:p>Poulet brique</text:p>
          </table:table-cell>
        </table:table-row>
        <table:table-row>
          <table:table-cell office:value-type="string" office:value="2021-08-17">
            <text:p>2021-08-17</text:p>
          </table:table-cell>
          <table:table-cell office:value-type="string" office:value="Croque monsieur">
            <text:p>Croque monsieur</text:p>
          </table:table-cell>
        </table:table-row>
        <table:table-row>
          <table:table-cell office:value-type="string" office:value="2021-08-18">
            <text:p>2021-08-18</text:p>
          </table:table-cell>
          <table:table-cell office:value-type="string" office:value="Couscous merguez">
            <text:p>Couscous merguez</text:p>
          </table:table-cell>
        </table:table-row>
        <table:table-row>
          <table:table-cell office:value-type="string" office:value="2021-08-18">
            <text:p>2021-08-18</text:p>
          </table:table-cell>
          <table:table-cell office:value-type="string" office:value="Tarte tomate">
            <text:p>Tarte tomate</text:p>
          </table:table-cell>
        </table:table-row>
        <table:table-row>
          <table:table-cell office:value-type="string" office:value="2021-08-19">
            <text:p>2021-08-19</text:p>
          </table:table-cell>
          <table:table-cell office:value-type="string" office:value="Salade du marché">
            <text:p>Salade du marché</text:p>
          </table:table-cell>
        </table:table-row>
        <table:table-row>
          <table:table-cell office:value-type="string" office:value="2021-08-19">
            <text:p>2021-08-19</text:p>
          </table:table-cell>
          <table:table-cell office:value-type="string" office:value="Resto">
            <text:p>Resto</text:p>
          </table:table-cell>
        </table:table-row>
        <table:table-row>
          <table:table-cell office:value-type="string" office:value="2021-08-20">
            <text:p>2021-08-20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20">
            <text:p>2021-08-20</text:p>
          </table:table-cell>
          <table:table-cell office:value-type="string" office:value="Oeufs brouillés">
            <text:p>Oeufs brouillés</text:p>
          </table:table-cell>
        </table:table-row>
        <table:table-row>
          <table:table-cell office:value-type="string" office:value="2021-08-21">
            <text:p>2021-08-21</text:p>
          </table:table-cell>
          <table:table-cell office:value-type="string" office:value="Chili sin carne">
            <text:p>Chili sin carne</text:p>
          </table:table-cell>
        </table:table-row>
        <table:table-row>
          <table:table-cell office:value-type="string" office:value="2021-08-21">
            <text:p>2021-08-21</text:p>
          </table:table-cell>
          <table:table-cell office:value-type="string" office:value="Chicons gratin">
            <text:p>Chicons gratin</text:p>
          </table:table-cell>
        </table:table-row>
        <table:table-row>
          <table:table-cell office:value-type="string" office:value="2021-08-22">
            <text:p>2021-08-22</text:p>
          </table:table-cell>
          <table:table-cell office:value-type="string" office:value="Poisson purée">
            <text:p>Poisson purée</text:p>
          </table:table-cell>
        </table:table-row>
        <table:table-row>
          <table:table-cell office:value-type="string" office:value="2021-08-22">
            <text:p>2021-08-22</text:p>
          </table:table-cell>
          <table:table-cell office:value-type="string" office:value="Pizza">
            <text:p>Pizza</text:p>
          </table:table-cell>
        </table:table-row>
        <table:table-row>
          <table:table-cell office:value-type="string" office:value="2021-08-23">
            <text:p>2021-08-23</text:p>
          </table:table-cell>
          <table:table-cell office:value-type="string" office:value="Salade nouilles soba">
            <text:p>Salade nouilles soba</text:p>
          </table:table-cell>
        </table:table-row>
        <table:table-row>
          <table:table-cell office:value-type="string" office:value="2021-08-23">
            <text:p>2021-08-23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8-24">
            <text:p>2021-08-24</text:p>
          </table:table-cell>
          <table:table-cell office:value-type="string" office:value="Blanc de poulet | Légumes rotis">
            <text:p>Blanc de poulet | Légumes rotis</text:p>
          </table:table-cell>
        </table:table-row>
        <table:table-row>
          <table:table-cell office:value-type="string" office:value="2021-08-24">
            <text:p>2021-08-24</text:p>
          </table:table-cell>
          <table:table-cell office:value-type="string" office:value="Tarte au Maroilles">
            <text:p>Tarte au Maroilles</text:p>
          </table:table-cell>
        </table:table-row>
        <table:table-row>
          <table:table-cell office:value-type="string" office:value="2021-08-25">
            <text:p>2021-08-25</text:p>
          </table:table-cell>
          <table:table-cell office:value-type="string" office:value="Quinoa brocoli canneberges">
            <text:p>Quinoa brocoli canneberges</text:p>
          </table:table-cell>
        </table:table-row>
        <table:table-row>
          <table:table-cell office:value-type="string" office:value="2021-08-25">
            <text:p>2021-08-25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8-26">
            <text:p>2021-08-26</text:p>
          </table:table-cell>
          <table:table-cell office:value-type="string" office:value="Ravioli">
            <text:p>Ravioli</text:p>
          </table:table-cell>
        </table:table-row>
        <table:table-row>
          <table:table-cell office:value-type="string" office:value="2021-08-26">
            <text:p>2021-08-26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8-28">
            <text:p>2021-08-28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8-28">
            <text:p>2021-08-28</text:p>
          </table:table-cell>
          <table:table-cell office:value-type="string" office:value="Muffins chorizo">
            <text:p>Muffins chorizo</text:p>
          </table:table-cell>
        </table:table-row>
        <table:table-row>
          <table:table-cell office:value-type="string" office:value="2021-08-29">
            <text:p>2021-08-29</text:p>
          </table:table-cell>
          <table:table-cell office:value-type="string" office:value="Pates gorgonzola poires">
            <text:p>Pates gorgonzola poires</text:p>
          </table:table-cell>
        </table:table-row>
        <table:table-row>
          <table:table-cell office:value-type="string" office:value="2021-08-29">
            <text:p>2021-08-29</text:p>
          </table:table-cell>
          <table:table-cell office:value-type="string" office:value="Champignons farci">
            <text:p>Champignons farci</text:p>
          </table:table-cell>
        </table:table-row>
        <table:table-row>
          <table:table-cell office:value-type="string" office:value="2021-08-30">
            <text:p>2021-08-30</text:p>
          </table:table-cell>
          <table:table-cell office:value-type="string" office:value="Couscous vegan">
            <text:p>Couscous vegan</text:p>
          </table:table-cell>
        </table:table-row>
        <table:table-row>
          <table:table-cell office:value-type="string" office:value="2021-08-30">
            <text:p>2021-08-30</text:p>
          </table:table-cell>
          <table:table-cell office:value-type="string" office:value="Gaspacho (Andalousie)">
            <text:p>Gaspacho (Andalousie)</text:p>
          </table:table-cell>
        </table:table-row>
        <table:table-row>
          <table:table-cell office:value-type="string" office:value="2021-08-31">
            <text:p>2021-08-31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8-31">
            <text:p>2021-08-31</text:p>
          </table:table-cell>
          <table:table-cell office:value-type="string" office:value="Poêlée de champignons et purée de pois cassés">
            <text:p>Poêlée de champignons et purée de pois cassés</text:p>
          </table:table-cell>
        </table:table-row>
        <table:table-row>
          <table:table-cell office:value-type="string" office:value="2021-09-01">
            <text:p>2021-09-01</text:p>
          </table:table-cell>
          <table:table-cell office:value-type="string" office:value="Blanc de poulet | Légumes rotis">
            <text:p>Blanc de poulet | Légumes rotis</text:p>
          </table:table-cell>
        </table:table-row>
        <table:table-row>
          <table:table-cell office:value-type="string" office:value="2021-09-01">
            <text:p>2021-09-01</text:p>
          </table:table-cell>
          <table:table-cell office:value-type="string" office:value="Coleslaw">
            <text:p>Coleslaw</text:p>
          </table:table-cell>
        </table:table-row>
        <table:table-row>
          <table:table-cell office:value-type="string" office:value="2021-09-02">
            <text:p>2021-09-02</text:p>
          </table:table-cell>
          <table:table-cell office:value-type="string" office:value="Dahl de lentilles">
            <text:p>Dahl de lentilles</text:p>
          </table:table-cell>
        </table:table-row>
        <table:table-row>
          <table:table-cell office:value-type="string" office:value="2021-09-02">
            <text:p>2021-09-02</text:p>
          </table:table-cell>
          <table:table-cell office:value-type="string" office:value="Surprises du marché">
            <text:p>Surprises du marché</text:p>
          </table:table-cell>
        </table:table-row>
        <table:table-row>
          <table:table-cell office:value-type="string" office:value="2021-09-03">
            <text:p>2021-09-03</text:p>
          </table:table-cell>
          <table:table-cell office:value-type="string" office:value="Restes">
            <text:p>Restes</text:p>
          </table:table-cell>
        </table:table-row>
        <table:table-row>
          <table:table-cell office:value-type="string" office:value="2021-09-03">
            <text:p>2021-09-03</text:p>
          </table:table-cell>
          <table:table-cell office:value-type="string" office:value="Omelette">
            <text:p>Omelet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